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5.47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6.061cm" svg:height="5.47cm" svg:x="2.439cm" svg:y="1.53cm" presentation:class="subtitle" presentation:user-transformed="true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6.331cm" svg:x="9.439cm" svg:y="1.169cm">
          <draw:text-box>
            <text:p>LEI ALDIR BLANC NAS MÍDIAS</text:p>
            <text:p/>
          </draw:text-box>
        </draw:frame>
        <draw:frame presentation:style-name="pr1" draw:text-style-name="P1" draw:layer="layout" svg:width="6.061cm" svg:height="7.597cm" svg:x="17.141cm" svg:y="1.47cm">
          <draw:text-box>
            <text:p>LEI ALDIR BLANC NA CÂMARA</text:p>
            <text:p>DE DEPUTADOS</text:p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39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39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5.47cm" svg:x="2.44cm" svg:y="1.53cm">
          <draw:text-box>
            <text:p>LEI ALDIR BLANC NO TWITTER</text:p>
            <text:p/>
          </draw:text-box>
        </draw:frame>
        <draw:frame presentation:style-name="pr1" draw:text-style-name="P1" draw:layer="layout" svg:width="6.061cm" svg:height="8.863cm" svg:x="2.439cm" svg:y="7.5cm">
          <draw:text-box>
            <text:p>LEI ALDIR BLANC NA SECRETARIA ESPECIAL DE CULTU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0:16:17.235622278</meta:creation-date>
    <dc:date>2022-11-15T11:04:10.697632616</dc:date>
    <meta:editing-duration>PT27M31S</meta:editing-duration>
    <meta:editing-cycles>1</meta:editing-cycles>
    <meta:document-statistic meta:object-count="37"/>
    <meta:generator>LibreOffice/7.3.6.2$Linux_X86_64 LibreOffice_project/30$Build-2</meta:generator>
  </office:meta>
</office:document-meta>
</file>